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745cm"/>
    </style:style>
    <style:style style:name="Table1.B" style:family="table-column">
      <style:table-column-properties style:column-width="7.629cm"/>
    </style:style>
    <style:style style:name="Table1.C" style:family="table-column">
      <style:table-column-properties style:column-width="6.627cm"/>
    </style:style>
    <style:style style:name="Table1.A1" style:family="table-cell">
      <style:table-cell-properties style:vertical-align="middle" fo:padding="0.049cm" fo:border="none"/>
    </style:style>
    <style:style style:name="P1" style:family="paragraph" style:parent-style-name="Heading_20_2">
      <style:text-properties officeooo:rsid="001ce1bb" officeooo:paragraph-rsid="001ce1bb"/>
    </style:style>
    <style:style style:name="P2" style:family="paragraph" style:parent-style-name="Text_20_body">
      <style:text-properties officeooo:rsid="001ce1bb"/>
    </style:style>
    <style:style style:name="P3" style:family="paragraph" style:parent-style-name="Text_20_body" style:list-style-name="L1">
      <style:text-properties officeooo:rsid="001ce1bb"/>
    </style:style>
    <style:style style:name="P4" style:family="paragraph" style:parent-style-name="Text_20_body" style:list-style-name="L2">
      <style:text-properties officeooo:rsid="001ce1bb"/>
    </style:style>
    <style:style style:name="P5" style:family="paragraph" style:parent-style-name="Horizontal_20_Line">
      <style:text-properties officeooo:rsid="001ce1bb"/>
    </style:style>
    <style:style style:name="P6" style:family="paragraph" style:parent-style-name="Heading_20_2">
      <style:text-properties officeooo:rsid="001ce1bb"/>
    </style:style>
    <style:style style:name="P7" style:family="paragraph" style:parent-style-name="Text_20_body" style:list-style-name="L3">
      <style:text-properties officeooo:rsid="001ce1bb"/>
    </style:style>
    <style:style style:name="P8" style:family="paragraph" style:parent-style-name="Text_20_body" style:list-style-name="L4">
      <style:text-properties officeooo:rsid="001ce1bb"/>
    </style:style>
    <style:style style:name="P9" style:family="paragraph" style:parent-style-name="Text_20_body" style:list-style-name="L5">
      <style:text-properties officeooo:rsid="001ce1bb"/>
    </style:style>
    <style:style style:name="P10" style:family="paragraph" style:parent-style-name="Text_20_body" style:list-style-name="L6">
      <style:text-properties officeooo:rsid="001ce1bb"/>
    </style:style>
    <style:style style:name="P11" style:family="paragraph" style:parent-style-name="Text_20_body" style:list-style-name="L7">
      <style:text-properties officeooo:rsid="001ce1bb"/>
    </style:style>
    <style:style style:name="P12" style:family="paragraph" style:parent-style-name="Text_20_body" style:list-style-name="L8">
      <style:text-properties officeooo:rsid="001ce1bb"/>
    </style:style>
    <style:style style:name="P13" style:family="paragraph" style:parent-style-name="Text_20_body" style:list-style-name="L9">
      <style:text-properties officeooo:rsid="001ce1bb"/>
    </style:style>
    <style:style style:name="P14" style:family="paragraph" style:parent-style-name="Text_20_body" style:list-style-name="L10">
      <style:text-properties officeooo:rsid="001ce1bb"/>
    </style:style>
    <style:style style:name="P15" style:family="paragraph" style:parent-style-name="Heading_20_3">
      <style:text-properties officeooo:rsid="001ce1bb"/>
    </style:style>
    <style:style style:name="P16" style:family="paragraph" style:parent-style-name="Text_20_body" style:list-style-name="L11">
      <style:text-properties officeooo:rsid="001ce1bb"/>
    </style:style>
    <style:style style:name="P17" style:family="paragraph" style:parent-style-name="Standard">
      <style:text-properties officeooo:rsid="001ce1bb" officeooo:paragraph-rsid="001ce1bb"/>
    </style:style>
    <style:style style:name="P18" style:family="paragraph" style:parent-style-name="Text_20_body">
      <style:text-properties officeooo:rsid="001ce1bb" officeooo:paragraph-rsid="001ce1bb"/>
    </style:style>
    <style:style style:name="P19" style:family="paragraph" style:parent-style-name="Text_20_body" style:list-style-name="L12">
      <style:text-properties officeooo:rsid="001ce1bb"/>
    </style:style>
    <style:style style:name="P20" style:family="paragraph" style:parent-style-name="Text_20_body" style:list-style-name="L13">
      <style:text-properties officeooo:rsid="001ce1bb"/>
    </style:style>
    <style:style style:name="P21" style:family="paragraph" style:parent-style-name="Text_20_body" style:list-style-name="L14">
      <style:text-properties officeooo:rsid="001ce1bb"/>
    </style:style>
    <style:style style:name="P22" style:family="paragraph" style:parent-style-name="Text_20_body" style:list-style-name="L15">
      <style:text-properties officeooo:rsid="001ce1bb"/>
    </style:style>
    <style:style style:name="P23" style:family="paragraph" style:parent-style-name="Text_20_body" style:list-style-name="L16">
      <style:text-properties officeooo:rsid="001ce1b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text:span text:style-name="Strong_20_Emphasis">Open Food Network</text:span></text:h>
      <text:p text:style-name="P2"><text:span text:style-name="Strong_20_Emphasis">Benefits:</text:span></text:p>
      <text:list text:style-name="L1">
        <text:list-item>
          <text:p text:style-name="P3">Designed for <text:span text:style-name="Strong_20_Emphasis">local food hubs and multiple producers</text:span>.</text:p>
        </text:list-item>
        <text:list-item>
          <text:p text:style-name="P3">Supports <text:span text:style-name="Strong_20_Emphasis">online ordering for delivery and collection</text:span>.</text:p>
        </text:list-item>
        <text:list-item>
          <text:p text:style-name="P3">Includes <text:span text:style-name="Strong_20_Emphasis">producer dashboards</text:span> to manage stock and orders.</text:p>
        </text:list-item>
        <text:list-item>
          <text:p text:style-name="P3">Encourages <text:span text:style-name="Strong_20_Emphasis">transparency with product and producer information</text:span>.</text:p>
        </text:list-item>
      </text:list>
      <text:p text:style-name="P2"><text:span text:style-name="Strong_20_Emphasis">Drawbacks:</text:span></text:p>
      <text:list text:style-name="L2">
        <text:list-item>
          <text:p text:style-name="P4">Interface may feel <text:span text:style-name="Strong_20_Emphasis">less polished for customers</text:span>.</text:p>
        </text:list-item>
        <text:list-item>
          <text:p text:style-name="P4">May require some <text:span text:style-name="Strong_20_Emphasis">training for producers and admins</text:span>.</text:p>
        </text:list-item>
        <text:list-item>
          <text:p text:style-name="P4">Customisation options are <text:span text:style-name="Strong_20_Emphasis">limited compared to a fully custom system</text:span>.</text:p>
        </text:list-item>
      </text:list>
      <text:p text:style-name="P5"/>
      <text:h text:style-name="P6" text:outline-level="2">2. <text:span text:style-name="Strong_20_Emphasis">Bee Local</text:span></text:h>
      <text:p text:style-name="P2"><text:span text:style-name="Strong_20_Emphasis">Benefits:</text:span></text:p>
      <text:list text:style-name="L3">
        <text:list-item>
          <text:p text:style-name="P7">Simple, <text:span text:style-name="Strong_20_Emphasis">easy-to-use marketplace for customers</text:span>.</text:p>
        </text:list-item>
        <text:list-item>
          <text:p text:style-name="P7">Focuses on <text:span text:style-name="Strong_20_Emphasis">local producers</text:span>, so it matches GLH’s values.</text:p>
        </text:list-item>
        <text:list-item>
          <text:p text:style-name="P7">Low barrier for producers to list products.</text:p>
        </text:list-item>
      </text:list>
      <text:p text:style-name="P2"><text:span text:style-name="Strong_20_Emphasis">Drawbacks:</text:span></text:p>
      <text:list text:style-name="L4">
        <text:list-item>
          <text:p text:style-name="P8"><text:span text:style-name="Strong_20_Emphasis">Limited functionality</text:span>: may not support complex stock management or order tracking.</text:p>
        </text:list-item>
        <text:list-item>
          <text:p text:style-name="P8">May not have <text:span text:style-name="Strong_20_Emphasis">loyalty schemes or detailed dashboards</text:span>.</text:p>
        </text:list-item>
        <text:list-item>
          <text:p text:style-name="P8">Scaling beyond small numbers of producers could be difficult.</text:p>
        </text:list-item>
      </text:list>
      <text:p text:style-name="P5"/>
      <text:h text:style-name="P6" text:outline-level="2">3. <text:span text:style-name="Strong_20_Emphasis">Real Food Hub</text:span></text:h>
      <text:p text:style-name="P2"><text:span text:style-name="Strong_20_Emphasis">Benefits:</text:span></text:p>
      <text:list text:style-name="L5">
        <text:list-item>
          <text:p text:style-name="P9">Strong <text:span text:style-name="Strong_20_Emphasis">customer-facing experience</text:span> with clear product listings and descriptions.</text:p>
        </text:list-item>
        <text:list-item>
          <text:p text:style-name="P9">Supports <text:span text:style-name="Strong_20_Emphasis">online ordering and delivery options</text:span>.</text:p>
        </text:list-item>
        <text:list-item>
          <text:p text:style-name="P9">Focuses on <text:span text:style-name="Strong_20_Emphasis">ethical and local products</text:span>, giving good branding alignment.</text:p>
        </text:list-item>
      </text:list>
      <text:p text:style-name="P2"><text:span text:style-name="Strong_20_Emphasis">Drawbacks:</text:span></text:p>
      <text:list text:style-name="L6">
        <text:list-item>
          <text:p text:style-name="P10">Likely <text:span text:style-name="Strong_20_Emphasis">no producer dashboard</text:span> for order management.</text:p>
        </text:list-item>
        <text:list-item>
          <text:p text:style-name="P10">Limited <text:span text:style-name="Strong_20_Emphasis">custom features</text:span> like loyalty schemes or analytics.</text:p>
        </text:list-item>
        <text:list-item>
          <text:p text:style-name="P10">Less flexibility for GLH-specific workflows.</text:p>
        </text:list-item>
      </text:list>
      <text:p text:style-name="P5"><text:soft-page-break/></text:p>
      <text:h text:style-name="P6" text:outline-level="2">4. <text:span text:style-name="Strong_20_Emphasis">Mallport</text:span></text:h>
      <text:p text:style-name="P2"><text:span text:style-name="Strong_20_Emphasis">Benefits:</text:span></text:p>
      <text:list text:style-name="L7">
        <text:list-item>
          <text:p text:style-name="P11">Easy for producers to <text:span text:style-name="Strong_20_Emphasis">list products quickly</text:span>.</text:p>
        </text:list-item>
        <text:list-item>
          <text:p text:style-name="P11">Connects customers to <text:span text:style-name="Strong_20_Emphasis">local farmers directly</text:span>.</text:p>
        </text:list-item>
        <text:list-item>
          <text:p text:style-name="P11">Supports <text:span text:style-name="Strong_20_Emphasis">discovery of seasonal and local products</text:span>.</text:p>
        </text:list-item>
      </text:list>
      <text:p text:style-name="P2"><text:span text:style-name="Strong_20_Emphasis">Drawbacks:</text:span></text:p>
      <text:list text:style-name="L8">
        <text:list-item>
          <text:p text:style-name="P12">Limited <text:span text:style-name="Strong_20_Emphasis">order management features</text:span>.</text:p>
        </text:list-item>
        <text:list-item>
          <text:p text:style-name="P12"><text:span text:style-name="Strong_20_Emphasis">No advanced stock control</text:span> or traceability system.</text:p>
        </text:list-item>
        <text:list-item>
          <text:p text:style-name="P12">Less polished for <text:span text:style-name="Strong_20_Emphasis">scaling a full hub with multiple producers</text:span>.</text:p>
        </text:list-item>
      </text:list>
      <text:p text:style-name="P5"/>
      <text:h text:style-name="P6" text:outline-level="2">5. <text:span text:style-name="Strong_20_Emphasis">BigBarn</text:span></text:h>
      <text:p text:style-name="P2"><text:span text:style-name="Strong_20_Emphasis">Benefits:</text:span></text:p>
      <text:list text:style-name="L9">
        <text:list-item>
          <text:p text:style-name="P13">Strong <text:span text:style-name="Strong_20_Emphasis">directory and discovery platform</text:span> for local producers.</text:p>
        </text:list-item>
        <text:list-item>
          <text:p text:style-name="P13">Customers can <text:span text:style-name="Strong_20_Emphasis">find farm shops, markets, and seasonal produce</text:span>.</text:p>
        </text:list-item>
        <text:list-item>
          <text:p text:style-name="P13">Good for <text:span text:style-name="Strong_20_Emphasis">connecting producers to local communities</text:span>.</text:p>
        </text:list-item>
      </text:list>
      <text:p text:style-name="P2"><text:span text:style-name="Strong_20_Emphasis">Drawbacks:</text:span></text:p>
      <text:list text:style-name="L10">
        <text:list-item>
          <text:p text:style-name="P14">Not a <text:span text:style-name="Strong_20_Emphasis">full e-commerce platform</text:span> — customers cannot place orders online.</text:p>
        </text:list-item>
        <text:list-item>
          <text:p text:style-name="P14">No <text:span text:style-name="Strong_20_Emphasis">order tracking or producer dashboards</text:span>.</text:p>
        </text:list-item>
        <text:list-item>
          <text:p text:style-name="P14">Mainly <text:span text:style-name="Strong_20_Emphasis">informational</text:span>, so it wouldn’t meet GLH’s operational needs.</text:p>
        </text:list-item>
      </text:list>
      <text:p text:style-name="P5"/>
      <text:h text:style-name="P15" text:outline-level="3">✅ Summary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Website</text:p>
            </table:table-cell>
            <table:table-cell table:style-name="Table1.A1" office:value-type="string">
              <text:p text:style-name="Table_20_Heading">Benefits</text:p>
            </table:table-cell>
            <table:table-cell table:style-name="Table1.A1" office:value-type="string">
              <text:p text:style-name="Table_20_Heading">Drawbacks</text:p>
            </table:table-cell>
          </table:table-row>
        </table:table-header-rows>
        <table:table-row>
          <table:table-cell table:style-name="Table1.A1" office:value-type="string">
            <text:p text:style-name="Table_20_Contents">Open Food Network</text:p>
          </table:table-cell>
          <table:table-cell table:style-name="Table1.A1" office:value-type="string">
            <text:p text:style-name="Table_20_Contents">Multi-producer support, online ordering, dashboards, transparency</text:p>
          </table:table-cell>
          <table:table-cell table:style-name="Table1.A1" office:value-type="string">
            <text:p text:style-name="Table_20_Contents">Limited UI polish, training needed, less customisable</text:p>
          </table:table-cell>
        </table:table-row>
        <table:table-row>
          <table:table-cell table:style-name="Table1.A1" office:value-type="string">
            <text:p text:style-name="Table_20_Contents">Bee Local</text:p>
          </table:table-cell>
          <table:table-cell table:style-name="Table1.A1" office:value-type="string">
            <text:p text:style-name="Table_20_Contents">Simple marketplace, local focus, easy to list products</text:p>
          </table:table-cell>
          <table:table-cell table:style-name="Table1.A1" office:value-type="string">
            <text:p text:style-name="Table_20_Contents">Limited stock/order management, no loyalty or dashboards</text:p>
          </table:table-cell>
        </table:table-row>
        <table:table-row>
          <table:table-cell table:style-name="Table1.A1" office:value-type="string">
            <text:p text:style-name="Table_20_Contents">Real Food Hub</text:p>
          </table:table-cell>
          <table:table-cell table:style-name="Table1.A1" office:value-type="string">
            <text:p text:style-name="Table_20_Contents">Good customer UX, online orders, ethical branding</text:p>
          </table:table-cell>
          <table:table-cell table:style-name="Table1.A1" office:value-type="string">
            <text:p text:style-name="Table_20_Contents">No producer dashboards, limited custom features</text:p>
          </table:table-cell>
        </table:table-row>
        <table:table-row>
          <table:table-cell table:style-name="Table1.A1" office:value-type="string">
            <text:p text:style-name="Table_20_Contents">Mallport</text:p>
          </table:table-cell>
          <table:table-cell table:style-name="Table1.A1" office:value-type="string">
            <text:p text:style-name="Table_20_Contents">Easy listing, direct customer-producer connection</text:p>
          </table:table-cell>
          <table:table-cell table:style-name="Table1.A1" office:value-type="string">
            <text:p text:style-name="Table_20_Contents">No advanced stock or traceability, limited hub scaling</text:p>
          </table:table-cell>
        </table:table-row>
        <table:table-row>
          <table:table-cell table:style-name="Table1.A1" office:value-type="string">
            <text:p text:style-name="Table_20_Contents">BigBarn</text:p>
          </table:table-cell>
          <table:table-cell table:style-name="Table1.A1" office:value-type="string">
            <text:p text:style-name="Table_20_Contents">Directory/discovery, connects local producers</text:p>
          </table:table-cell>
          <table:table-cell table:style-name="Table1.A1" office:value-type="string">
            <text:p text:style-name="Table_20_Contents">No online orders, no dashboards, mainly informational</text:p>
          </table:table-cell>
        </table:table-row>
      </table:table>
      <text:p text:style-name="P5"/>
      <text:p text:style-name="P2"><text:soft-page-break/>💡 <text:span text:style-name="Strong_20_Emphasis">Observation:</text:span></text:p>
      <text:list text:style-name="L11">
        <text:list-item>
          <text:p text:style-name="P16"><text:span text:style-name="Strong_20_Emphasis">Open Food Network</text:span> is closest to GLH’s requirements but may need <text:span text:style-name="Strong_20_Emphasis">customisations</text:span> to fully match GLH workflows.</text:p>
        </text:list-item>
        <text:list-item>
          <text:p text:style-name="P16">Others (Bee Local, Real Food Hub, Mallport) are <text:span text:style-name="Strong_20_Emphasis">good references for specific features</text:span> but would <text:span text:style-name="Strong_20_Emphasis">not meet all operational needs</text:span> without additional systems.</text:p>
        </text:list-item>
      </text:list>
      <text:p text:style-name="P17"/>
      <text:p text:style-name="P17"/>
      <text:p text:style-name="P17"/>
      <text:p text:style-name="P18">This data flow diagram (DFD) effectively models the main processes, data stores, and external entities involved in the Greenfield Local Hub (GLH) digital solution. Here's a detailed justification for each component and the flows between them:</text:p>
      <text:p text:style-name="P5"/>
      <text:h text:style-name="P15" text:outline-level="3">External Entities:</text:h>
      <text:list text:style-name="L12">
        <text:list-item>
          <text:p text:style-name="P19"><text:span text:style-name="Strong_20_Emphasis">Customer</text:span>: Represents the end user browsing products, placing orders, managing accounts, and interacting with the loyalty program.</text:p>
        </text:list-item>
        <text:list-item>
          <text:p text:style-name="P19"><text:span text:style-name="Strong_20_Emphasis">Producer</text:span>: Represents local farmers and food producers who manage product stock, update product details, and view order information.</text:p>
        </text:list-item>
      </text:list>
      <text:p text:style-name="P5"/>
      <text:h text:style-name="P15" text:outline-level="3">Processes:</text:h>
      <text:list text:style-name="L13">
        <text:list-item>
          <text:p text:style-name="P20"><text:span text:style-name="Strong_20_Emphasis">Product Browsing &amp; Info</text:span></text:p>
          <text:list>
            <text:list-item>
              <text:p text:style-name="P20"><text:span text:style-name="Strong_20_Emphasis">Purpose:</text:span> Enables customers to request and receive detailed product information including pricing, availability, and descriptions.</text:p>
            </text:list-item>
            <text:list-item>
              <text:p text:style-name="P20"><text:span text:style-name="Strong_20_Emphasis">Justification:</text:span> Essential for transparency and informed purchasing, aligns with GLH’s goal to showcase producers and their products.</text:p>
            </text:list-item>
            <text:list-item>
              <text:p text:style-name="P20"><text:span text:style-name="Strong_20_Emphasis">Data Flow:</text:span></text:p>
              <text:list>
                <text:list-item>
                  <text:p text:style-name="P20">Reads product details, pricing, and stock from <text:span text:style-name="Strong_20_Emphasis">Product Data</text:span>.</text:p>
                </text:list-item>
                <text:list-item>
                  <text:p text:style-name="P20">Provides customers with updated product info on request.</text:p>
                </text:list-item>
              </text:list>
            </text:list-item>
          </text:list>
        </text:list-item>
        <text:list-item>
          <text:p text:style-name="P20"><text:span text:style-name="Strong_20_Emphasis">Order Management</text:span></text:p>
          <text:list>
            <text:list-item>
              <text:p text:style-name="P20"><text:span text:style-name="Strong_20_Emphasis">Purpose:</text:span> Manages customer orders including placement, confirmation, and tracking.</text:p>
            </text:list-item>
            <text:list-item>
              <text:p text:style-name="P20"><text:span text:style-name="Strong_20_Emphasis">Justification:</text:span> Central to allowing customers to place orders for collection or delivery, as required by GLH.</text:p>
            </text:list-item>
            <text:list-item>
              <text:p text:style-name="P20"><text:span text:style-name="Strong_20_Emphasis">Data Flow:</text:span></text:p>
              <text:list>
                <text:list-item>
                  <text:p text:style-name="P20">Writes new orders and reads order status from <text:span text:style-name="Strong_20_Emphasis">Order Data</text:span>.</text:p>
                </text:list-item>
                <text:list-item>
                  <text:p text:style-name="P20">Sends order confirmation and tracking info back to customers.</text:p>
                </text:list-item>
                <text:list-item>
                  <text:p text:style-name="P20">Checks product availability from <text:span text:style-name="Strong_20_Emphasis">Product Data</text:span> to validate orders.</text:p>
                </text:list-item>
              </text:list>
            </text:list-item>
          </text:list>
        </text:list-item>
        <text:list-item>
          <text:p text:style-name="P20"><text:soft-page-break/><text:span text:style-name="Strong_20_Emphasis">Stock &amp; Product Management</text:span></text:p>
          <text:list>
            <text:list-item>
              <text:p text:style-name="P20"><text:span text:style-name="Strong_20_Emphasis">Purpose:</text:span> Allows producers to update product details and stock levels and to view orders.</text:p>
            </text:list-item>
            <text:list-item>
              <text:p text:style-name="P20"><text:span text:style-name="Strong_20_Emphasis">Justification:</text:span> Provides the producer dashboard needed for managing inventory and sales.</text:p>
            </text:list-item>
            <text:list-item>
              <text:p text:style-name="P20"><text:span text:style-name="Strong_20_Emphasis">Data Flow:</text:span></text:p>
              <text:list>
                <text:list-item>
                  <text:p text:style-name="P20">Reads orders from <text:span text:style-name="Strong_20_Emphasis">Order Data</text:span> for producers to fulfill.</text:p>
                </text:list-item>
                <text:list-item>
                  <text:p text:style-name="P20">Updates stock and product information in <text:span text:style-name="Strong_20_Emphasis">Product Data</text:span>.</text:p>
                </text:list-item>
                <text:list-item>
                  <text:p text:style-name="P20">Receives requests from producers to view orders and update stock/product info.</text:p>
                </text:list-item>
              </text:list>
            </text:list-item>
          </text:list>
        </text:list-item>
        <text:list-item>
          <text:p text:style-name="P20"><text:span text:style-name="Strong_20_Emphasis">Loyalty Program</text:span></text:p>
          <text:list>
            <text:list-item>
              <text:p text:style-name="P20"><text:span text:style-name="Strong_20_Emphasis">Purpose:</text:span> Manages loyalty points, discounts, and special offers.</text:p>
            </text:list-item>
            <text:list-item>
              <text:p text:style-name="P20"><text:span text:style-name="Strong_20_Emphasis">Justification:</text:span> Implements the loyalty scheme feature identified in client research to incentivize repeat business.</text:p>
            </text:list-item>
            <text:list-item>
              <text:p text:style-name="P20"><text:span text:style-name="Strong_20_Emphasis">Data Flow:</text:span></text:p>
              <text:list>
                <text:list-item>
                  <text:p text:style-name="P20">Reads/writes loyalty points, discounts, and offers in <text:span text:style-name="Strong_20_Emphasis">Loyalty Data</text:span>.</text:p>
                </text:list-item>
                <text:list-item>
                  <text:p text:style-name="P20">Communicates discount and points balances to customers.</text:p>
                </text:list-item>
              </text:list>
            </text:list-item>
          </text:list>
        </text:list-item>
        <text:list-item>
          <text:p text:style-name="P20"><text:span text:style-name="Strong_20_Emphasis">Account Management</text:span></text:p>
          <text:list>
            <text:list-item>
              <text:p text:style-name="P20"><text:span text:style-name="Strong_20_Emphasis">Purpose:</text:span> Handles customer account information and order history.</text:p>
            </text:list-item>
            <text:list-item>
              <text:p text:style-name="P20"><text:span text:style-name="Strong_20_Emphasis">Justification:</text:span> Supports customers managing their personal data and reviewing past orders.</text:p>
            </text:list-item>
            <text:list-item>
              <text:p text:style-name="P20"><text:span text:style-name="Strong_20_Emphasis">Data Flow:</text:span></text:p>
              <text:list>
                <text:list-item>
                  <text:p text:style-name="P20">Reads/writes customer info and order history in <text:span text:style-name="Strong_20_Emphasis">Customer Data</text:span>.</text:p>
                </text:list-item>
                <text:list-item>
                  <text:p text:style-name="P20">Links loyalty information to customer accounts.</text:p>
                </text:list-item>
                <text:list-item>
                  <text:p text:style-name="P20">Provides account info and history to customers.</text:p>
                </text:list-item>
              </text:list>
            </text:list-item>
          </text:list>
        </text:list-item>
      </text:list>
      <text:p text:style-name="P5"/>
      <text:h text:style-name="P15" text:outline-level="3">Data Stores:</text:h>
      <text:list text:style-name="L14">
        <text:list-item>
          <text:p text:style-name="P21"><text:span text:style-name="Strong_20_Emphasis">Product Data</text:span><text:line-break/>Stores product descriptions, pricing, availability, and stock levels. Serves both customers (browsing) and producers (management).</text:p>
        </text:list-item>
        <text:list-item>
          <text:p text:style-name="P21"><text:span text:style-name="Strong_20_Emphasis">Order Data</text:span><text:line-break/>Holds details of placed orders, their status, and history accessible to both customers and producers.</text:p>
        </text:list-item>
        <text:list-item>
          <text:p text:style-name="P21"><text:soft-page-break/><text:span text:style-name="Strong_20_Emphasis">Customer Data</text:span><text:line-break/>Contains customer accounts, order history, and personal preferences, supporting account management and loyalty linkage.</text:p>
        </text:list-item>
        <text:list-item>
          <text:p text:style-name="P21"><text:span text:style-name="Strong_20_Emphasis">Loyalty Data</text:span><text:line-break/>Stores loyalty points, discounts, and special offers, enabling the loyalty program to function properly.</text:p>
        </text:list-item>
      </text:list>
      <text:p text:style-name="P5"/>
      <text:h text:style-name="P15" text:outline-level="3">Data Flow Highlights:</text:h>
      <text:list text:style-name="L15">
        <text:list-item>
          <text:p text:style-name="P22"><text:span text:style-name="Strong_20_Emphasis">Customer interactions:</text:span><text:line-break/>Customers send browse requests and receive product info; place orders and receive confirmations/tracking; check loyalty points and discounts; and manage account info and order history.</text:p>
        </text:list-item>
        <text:list-item>
          <text:p text:style-name="P22"><text:span text:style-name="Strong_20_Emphasis">Producer interactions:</text:span><text:line-break/>Producers update stock and product info, view order details, and receive sales data through the dashboard.</text:p>
        </text:list-item>
        <text:list-item>
          <text:p text:style-name="P22"><text:span text:style-name="Strong_20_Emphasis">System integration:</text:span><text:line-break/>Processes read from and write to the relevant data stores, ensuring data consistency and transparency across the solution.</text:p>
        </text:list-item>
      </text:list>
      <text:p text:style-name="P5"/>
      <text:h text:style-name="P15" text:outline-level="3">Overall Justification:</text:h>
      <text:p text:style-name="P2">This DFD comprehensively captures the essential flows of information required by GLH’s digital solution. It clearly separates concerns:</text:p>
      <text:list text:style-name="L16">
        <text:list-item>
          <text:p text:style-name="P23">Customers interact with product browsing, order management, loyalty, and account management processes.</text:p>
        </text:list-item>
        <text:list-item>
          <text:p text:style-name="P23">Producers interact with stock and order management through a dedicated management process.</text:p>
        </text:list-item>
        <text:list-item>
          <text:p text:style-name="P23">Data stores are well-defined, supporting scalability and clear responsibility.</text:p>
        </text:list-item>
      </text:list>
      <text:p text:style-name="P2">The flow directions, data stores, and process connections align closely with the client’s requirements and suggested features, ensuring all key functionality is accounted for, including optional loyalty and accessibility features (implicitly supported by the modular design).</text:p>
      <text:p text:style-name="P5"/>
      <text:p text:style-name="P2">This DFD provides a strong foundation for both system design and implementation planning.</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9T12:29:45.273574300</meta:creation-date>
    <dc:date>2026-03-18T12:07:04.593914300</dc:date>
    <meta:editing-duration>PT1M23S</meta:editing-duration>
    <meta:editing-cycles>3</meta:editing-cycles>
    <meta:generator>LibreOffice/25.8.5.2$Windows_X86_64 LibreOffice_project/9c8b85f387cc00a89945a79c9e6239f32e450ac2</meta:generator>
    <meta:document-statistic meta:table-count="1" meta:image-count="0" meta:object-count="0" meta:page-count="5" meta:paragraph-count="122" meta:word-count="1035" meta:character-count="7050" meta:non-whitespace-character-count="6214"/>
  </office:meta>
</office:document-meta>
</file>